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a16" officeooo:paragraph-rsid="000bda16"/>
    </style:style>
    <style:style style:name="P2" style:family="paragraph" style:parent-style-name="Standard" style:list-style-name="L2">
      <style:text-properties officeooo:rsid="000bda16" officeooo:paragraph-rsid="000bda16"/>
    </style:style>
    <style:style style:name="P3" style:family="paragraph" style:parent-style-name="Standard" style:list-style-name="L1">
      <style:text-properties officeooo:rsid="000d03f5" officeooo:paragraph-rsid="000d03f5"/>
    </style:style>
    <style:style style:name="P4" style:family="paragraph" style:parent-style-name="Standard" style:list-style-name="L1">
      <style:text-properties officeooo:rsid="000d03f5" officeooo:paragraph-rsid="000d60ec"/>
    </style:style>
    <style:style style:name="P5" style:family="paragraph" style:parent-style-name="Standard">
      <style:text-properties officeooo:rsid="000d03f5" officeooo:paragraph-rsid="000d60ec"/>
    </style:style>
    <style:style style:name="P6" style:family="paragraph" style:parent-style-name="Standard" style:list-style-name="L3">
      <style:text-properties officeooo:rsid="000d60ec" officeooo:paragraph-rsid="000d60ec"/>
    </style:style>
    <style:style style:name="P7" style:family="paragraph" style:parent-style-name="Standard" style:list-style-name="L3">
      <style:text-properties officeooo:rsid="000d60ec" officeooo:paragraph-rsid="000ed1f1"/>
    </style:style>
    <style:style style:name="P8" style:family="paragraph" style:parent-style-name="Standard">
      <style:text-properties officeooo:rsid="000ed1f1" officeooo:paragraph-rsid="000ed1f1"/>
    </style:style>
    <style:style style:name="T1" style:family="text">
      <style:text-properties officeooo:rsid="000d60ec"/>
    </style:style>
    <style:style style:name="T2" style:family="text">
      <style:text-properties officeooo:rsid="000ed1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placement </text:p>
      <text:p text:style-name="P1"/>
      <text:p text:style-name="P1">Vocab:</text:p>
      <text:list xml:id="list3051523653135372225" text:style-name="L2">
        <text:list-item>
          <text:p text:style-name="P2">un dossier contient des fiches</text:p>
        </text:list-item>
      </text:list>
      <text:p text:style-name="P1"/>
      <text:p text:style-name="P1">Le site:</text:p>
      <text:p text:style-name="P1"/>
      <text:list xml:id="list4314664953389608403" text:style-name="L1">
        <text:list-item>
          <text:p text:style-name="P3">header: logo, recherche</text:p>
        </text:list-item>
        <text:list-item>
          <text:p text:style-name="P3">menu burger frites: photo profil, "mon profil", "parametres", "About us", "deconnexion"</text:p>
        </text:list-item>
        <text:list-item>
          <text:p text:style-name="P4">map centrale: marqueurs des fiches clickables, centree sur <text:span text:style-name="T1">geolocalisation (zoom léger et non scrollable!).</text:span></text:p>
        </text:list-item>
      </text:list>
      <text:p text:style-name="P5"/>
      <text:p text:style-name="P5"><text:span text:style-name="T1">BD:</text:span></text:p>
      <text:list xml:id="list5774263153789956725" text:style-name="L3">
        <text:list-item>
          <text:p text:style-name="P6">donnees d'utilisateur: mail, pseudo, mt de passe</text:p>
        </text:list-item>
        <text:list-item>
          <text:p text:style-name="P6">dossiers: nom, contient des fiches</text:p>
        </text:list-item>
        <text:list-item>
          <text:p text:style-name="P7">fiches: nom, <text:span text:style-name="T2">visité/pas visité</text:span>, localisation, <text:span text:style-name="T2">un certain mombre de champs</text:span></text:p>
        </text:list-item>
        <text:list-item>
          <text:p text:style-name="P7"><text:span text:style-name="T2">les champs: champ de titre secondaire, champ de texte etendu, champ de date, une liste, note,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2.5.1$Windows_x86 LibreOffice_project/0312e1a284a7d50ca85a365c316c7abbf20a4d22</meta:generator>
    <dc:date>2017-02-10T11:17:52.900000000</dc:date>
    <meta:document-statistic meta:table-count="0" meta:image-count="0" meta:object-count="0" meta:page-count="1" meta:paragraph-count="12" meta:word-count="84" meta:character-count="533" meta:non-whitespace-character-count="467"/>
    <meta:user-defined meta:name="Info 1"/>
    <meta:user-defined meta:name="Info 2"/>
    <meta:user-defined meta:name="Info 3"/>
    <meta:user-defined meta:name="Info 4"/>
  </office:meta>
</office:document-meta>
</file>